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style:font-name="Times New Roman" fo:font-size="10.5pt"/>
    </style:style>
    <style:style style:name="P2" style:family="paragraph" style:parent-style-name="Text_20_body">
      <style:paragraph-properties fo:line-height="115%" fo:text-align="center" style:justify-single-word="false"/>
      <style:text-properties fo:font-variant="normal" fo:text-transform="none" style:font-name="Times New Roman" fo:font-size="11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.5pt"/>
    </style:style>
    <style:style style:name="P7" style:family="paragraph" style:parent-style-name="Text_20_body">
      <style:paragraph-properties fo:margin-left="0cm" fo:margin-right="0cm" fo:line-height="108%" fo:text-align="center" style:justify-single-word="false" fo:text-indent="0cm" style:auto-text-indent="false"/>
      <style:text-properties fo:font-variant="normal" fo:text-transform="none" style:font-name="Times New Roman1" fo:font-size="10pt" fo:font-style="normal" fo:font-weight="normal" style:font-size-asian="10pt" style:font-size-complex="10pt"/>
    </style:style>
    <style:style style:name="P8" style:family="paragraph" style:parent-style-name="Text_20_body">
      <style:paragraph-properties fo:margin-left="0cm" fo:margin-right="0cm" fo:line-height="108%" fo:text-align="center" style:justify-single-word="false" fo:text-indent="0cm" style:auto-text-indent="false"/>
      <style:text-properties fo:font-variant="normal" fo:text-transform="none" style:font-name="Times New Roman1" fo:font-size="10pt" style:font-size-asian="10pt" style:font-size-complex="10pt"/>
    </style:style>
    <style:style style:name="T1" style:family="text">
      <style:text-properties fo:color="#e74c3c"/>
    </style:style>
    <style:style style:name="T2" style:family="text">
      <style:text-properties officeooo:rsid="0018eac3"/>
    </style:style>
    <style:style style:name="T3" style:family="text">
      <style:text-properties style:font-name="Times New Roman" fo:font-size="11pt" fo:font-style="normal" fo:font-weight="normal"/>
    </style:style>
    <style:style style:name="T4" style:family="text">
      <style:text-properties fo:font-size="11pt" fo:font-style="normal" fo:font-weight="normal"/>
    </style:style>
    <style:style style:name="T5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ta-se de execução penal em desfavor do apenado acima nominado, em que foi acostado aos autos decisão de agravo em execução, evento <text:span text:style-name="T2">XX</text:span>, determinando que o juízo da execução penal aplique aos cálculos da GEP a lei que for, em sua integralidade, mais favorável ao apenado (a LEP com a redação anterior ou posterior às mudanças trazidas pelo Pacote Anticrime), sendo vedada a combinação das duas normas. </text:p>
      <text:p text:style-name="P3">Assim sendo, constatado que a atual redação é mais favorável ao apenado, mando aplicar a GEP para a progressão de regime o percentual de 16% para o delito do artigo 2º da lei 12.850/2013 e 40% para o artigo 33 da lei 11.343/2006.</text:p>
      <text:p text:style-name="P3">No tocante ao livramento condicional, aplique-se 1/3 e 2/3, respectivamente, para o delito do artigo 2º da lei 12.850/2013 e para o artigo 33 da lei 11.343/2006.</text:p>
      <text:p text:style-name="P3">P.R.I. Atualize-se a GEP. Ciência ao MP.</text:p>
      <text:p text:style-name="Standard"/>
      <text:p text:style-name="Standard"/>
      <text:p text:style-name="Standard"><text:span text:style-name="T1"><text:s/></text:span></text:p>
      <text:p text:style-name="P4">Trata-se de execução penal em desfavor do apenado acima nominado, em que foi acostado aos autos decisão de agravo em execução, evento 143, determinando que o juízo da execução penal aplique aos cálculos da GEP a lei que for, em sua integralidade, mais favorável ao apenado (a LEP com a redação anterior ou posterior às mudanças trazidas pelo Pacote Anticrime), sendo vedada a combinação das duas normas. </text:p>
      <text:p text:style-name="P4">Considerando que o crime de natureza hedionda encontra-se integralmente cumprido, sendo o apenado reincidente, não resta dúvida que a redação anterior é mais benéfica ao apenado (20% e 25% &gt; 1/6).</text:p>
      <text:p text:style-name="P4">Assim sendo, constatado que a redação anterior ao pacote anticrime é mais favorável ao apenado, mando aplicar a GEP para a progressão de regime o percentual de 1/6 para os crimes comuns (roubo, receptação e associação para o tráfico) e 3/5 para o artigo 33 da lei 11.343/2006.</text:p>
      <text:p text:style-name="P4">No tocante ao livramento condicional, aplique-se 2/3 para o artigo 33 e 35 da lei 11.343/2006, e 1/2 para os demais crimes.</text:p>
      <text:p text:style-name="P4">P.R.I. Atualize-se a GEP. Ciência ao MP.</text:p>
      <text:p text:style-name="P1"/>
      <text:p text:style-name="P1"/>
      <text:p text:style-name="P2">Trata-se de execução penal em desfavor do apenado acima nominado, em que foi acostado aos autos decisão de agravo em execução, evento 261, determinando que o juízo da execução penal aplique aos cálculos da GEP a lei que for, em sua integralidade, mais favorável ao apenado (a LEP com a redação anterior ou posterior às mudanças trazidas pelo Pacote Anticrime), sendo vedada a combinação das duas normas. </text:p>
      <text:p text:style-name="P4">Considerando que o apenado é tecnicamente primário em todos os crimes, e que mais da metade da pena refere-se a crime cometido com violência, não resta dúvida que a redação anterior é mais benéfica ao apenado ( 25% &gt; 1/6).</text:p>
      <text:p text:style-name="P4">Assim sendo, constatado que a redação anterior ao pacote anticrime é mais favorável ao apenado, mando aplicar a GEP para a progressão de regime a fração de 2/5 somente para o para o artigo 33 da lei 11.343/2006, e 1/6 para os demais crimes, todos de natureza comum. </text:p>
      <text:p text:style-name="P4">No tocante ao livramento condicional, aplique-se 2/3 para o artigo 33 da lei 11.343/2006, e 1/3 para os demais crimes.</text:p>
      <text:p text:style-name="P4"><text:soft-page-break/>P.R.I. Atualize-se a GEP. Ciência ao MP.</text:p>
      <text:p text:style-name="P1"/>
      <text:p text:style-name="Standard"/>
      <text:p text:style-name="Standard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2T09:53:51.737000000</meta:creation-date>
    <dc:date>2022-09-02T16:09:12.916000000</dc:date>
    <meta:editing-duration>PT1H54M47S</meta:editing-duration>
    <meta:editing-cycles>1</meta:editing-cycles>
    <meta:document-statistic meta:table-count="0" meta:image-count="0" meta:object-count="0" meta:page-count="2" meta:paragraph-count="15" meta:word-count="501" meta:character-count="2923" meta:non-whitespace-character-count="2431"/>
    <meta:generator>LibreOffice/5.3.1.2$Windows_X86_64 LibreOffice_project/e80a0e0fd1875e1696614d24c32df0f95f03deb2</meta:generator>
  </office:meta>
</office:document-meta>
</file>